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a5bb" officeooo:paragraph-rsid="000da5bb"/>
    </style:style>
    <style:style style:name="P2" style:family="paragraph" style:parent-style-name="Standard">
      <style:text-properties fo:font-weight="bold" officeooo:rsid="000da5bb" officeooo:paragraph-rsid="000da5bb" style:font-weight-asian="bold" style:font-weight-complex="bold"/>
    </style:style>
    <style:style style:name="P3" style:family="paragraph" style:parent-style-name="Standard">
      <style:text-properties fo:font-weight="bold" officeooo:rsid="000de796" officeooo:paragraph-rsid="000de796" style:font-weight-asian="bold" style:font-weight-complex="bold"/>
    </style:style>
    <style:style style:name="P4" style:family="paragraph" style:parent-style-name="Standard">
      <style:text-properties fo:font-weight="bold" officeooo:rsid="000f6276" officeooo:paragraph-rsid="000f6276" style:font-weight-asian="bold" style:font-weight-complex="bold"/>
    </style:style>
    <style:style style:name="P5" style:family="paragraph" style:parent-style-name="Standard">
      <style:text-properties fo:font-weight="bold" officeooo:rsid="00115961" officeooo:paragraph-rsid="00115961" style:font-weight-asian="bold" style:font-weight-complex="bold"/>
    </style:style>
    <style:style style:name="P6" style:family="paragraph" style:parent-style-name="Standard">
      <style:text-properties fo:font-weight="bold" officeooo:rsid="00115961" officeooo:paragraph-rsid="00143872" style:font-weight-asian="bold" style:font-weight-complex="bold"/>
    </style:style>
    <style:style style:name="P7" style:family="paragraph" style:parent-style-name="Standard">
      <style:text-properties fo:font-weight="bold" officeooo:rsid="00143872" officeooo:paragraph-rsid="00143872" style:font-weight-asian="bold" style:font-weight-complex="bold"/>
    </style:style>
    <style:style style:name="P8" style:family="paragraph" style:parent-style-name="Standard">
      <style:text-properties fo:font-weight="bold" officeooo:rsid="0016e04e" officeooo:paragraph-rsid="0016e04e" style:font-weight-asian="bold" style:font-weight-complex="bold"/>
    </style:style>
    <style:style style:name="P9" style:family="paragraph" style:parent-style-name="Standard">
      <style:text-properties fo:font-weight="bold" officeooo:rsid="0016e04e" officeooo:paragraph-rsid="001826ff" style:font-weight-asian="bold" style:font-weight-complex="bold"/>
    </style:style>
    <style:style style:name="P10" style:family="paragraph" style:parent-style-name="Standard">
      <style:text-properties fo:font-weight="bold" officeooo:rsid="0015331e" officeooo:paragraph-rsid="0015331e" style:font-weight-asian="bold" style:font-weight-complex="bold"/>
    </style:style>
    <style:style style:name="P11" style:family="paragraph" style:parent-style-name="Standard">
      <style:text-properties fo:font-weight="bold" officeooo:rsid="00182445" officeooo:paragraph-rsid="00182445" style:font-weight-asian="bold" style:font-weight-complex="bold"/>
    </style:style>
    <style:style style:name="P12" style:family="paragraph" style:parent-style-name="Standard">
      <style:text-properties fo:font-weight="bold" officeooo:rsid="001826ff" officeooo:paragraph-rsid="001826ff" style:font-weight-asian="bold" style:font-weight-complex="bold"/>
    </style:style>
    <style:style style:name="P13" style:family="paragraph" style:parent-style-name="Standard">
      <style:text-properties fo:font-weight="normal" officeooo:rsid="000de796" officeooo:paragraph-rsid="000de796" style:font-weight-asian="normal" style:font-weight-complex="normal"/>
    </style:style>
    <style:style style:name="P14" style:family="paragraph" style:parent-style-name="Standard">
      <style:text-properties fo:font-weight="normal" officeooo:rsid="000f6276" officeooo:paragraph-rsid="000f6276" style:font-weight-asian="normal" style:font-weight-complex="normal"/>
    </style:style>
    <style:style style:name="P15" style:family="paragraph" style:parent-style-name="Standard">
      <style:text-properties fo:font-weight="normal" officeooo:rsid="00115961" officeooo:paragraph-rsid="00115961" style:font-weight-asian="normal" style:font-weight-complex="normal"/>
    </style:style>
    <style:style style:name="P16" style:family="paragraph" style:parent-style-name="Standard">
      <style:text-properties fo:font-weight="normal" officeooo:rsid="00143872" officeooo:paragraph-rsid="00143872" style:font-weight-asian="normal" style:font-weight-complex="normal"/>
    </style:style>
    <style:style style:name="P17" style:family="paragraph" style:parent-style-name="Standard">
      <style:text-properties fo:font-weight="normal" officeooo:rsid="0015331e" officeooo:paragraph-rsid="0015331e" style:font-weight-asian="normal" style:font-weight-complex="normal"/>
    </style:style>
    <style:style style:name="P18" style:family="paragraph" style:parent-style-name="Standard">
      <style:text-properties fo:font-weight="normal" officeooo:rsid="001826ff" officeooo:paragraph-rsid="001826ff" style:font-weight-asian="normal" style:font-weight-complex="normal"/>
    </style:style>
    <style:style style:name="P19" style:family="paragraph" style:parent-style-name="Standard">
      <style:text-properties officeooo:rsid="00115961" officeooo:paragraph-rsid="00115961"/>
    </style:style>
    <style:style style:name="P20" style:family="paragraph" style:parent-style-name="Standard">
      <style:text-properties officeooo:rsid="0015331e" officeooo:paragraph-rsid="0015331e"/>
    </style:style>
    <style:style style:name="P21" style:family="paragraph" style:parent-style-name="Standard">
      <style:text-properties officeooo:rsid="0016e04e" officeooo:paragraph-rsid="0016e04e"/>
    </style:style>
    <style:style style:name="P22" style:family="paragraph" style:parent-style-name="Standard">
      <style:text-properties officeooo:rsid="0016e04e" officeooo:paragraph-rsid="001826ff"/>
    </style:style>
    <style:style style:name="P23" style:family="paragraph" style:parent-style-name="Standard">
      <style:text-properties officeooo:rsid="00182445" officeooo:paragraph-rsid="00182445"/>
    </style:style>
    <style:style style:name="P24" style:family="paragraph" style:parent-style-name="Standard">
      <style:text-properties officeooo:rsid="001826ff" officeooo:paragraph-rsid="001826ff"/>
    </style:style>
    <style:style style:name="P25" style:family="paragraph" style:parent-style-name="Text_20_body">
      <style:paragraph-properties fo:margin-left="0cm" fo:margin-right="0cm" fo:margin-top="0cm" fo:margin-bottom="0cm" loext:contextual-spacing="false" fo:orphans="2" fo:widows="2" fo:text-indent="0cm" style:auto-text-indent="false"/>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2pt" fo:letter-spacing="normal" fo:font-style="normal" fo:font-weight="normal"/>
    </style:style>
    <style:style style:name="P27" style:family="paragraph" style:parent-style-name="Heading_20_3">
      <style:paragraph-properties fo:margin-left="0cm" fo:margin-right="0cm" fo:margin-top="0cm" fo:margin-bottom="0cm" loext:contextual-spacing="false" fo:line-height="300%" fo:orphans="2" fo:widows="2" fo:text-indent="0cm" style:auto-text-indent="false"/>
      <style:text-properties fo:font-variant="normal" fo:text-transform="none" fo:color="#333333" style:font-name="Open Sans" fo:letter-spacing="normal" fo:font-style="normal" fo:font-weight="normal"/>
    </style:style>
    <style:style style:name="P28" style:family="paragraph" style:parent-style-name="Preformatted_20_Text">
      <style:paragraph-properties fo:margin-left="0cm" fo:margin-right="0cm" fo:margin-top="0cm" fo:margin-bottom="0.499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29" style:family="paragraph" style:parent-style-name="Preformatted_20_Text">
      <style:paragraph-properties fo:margin-left="0cm" fo:margin-right="0cm"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30" style:family="paragraph" style:parent-style-name="Preformatted_20_Text">
      <style:paragraph-properties fo:margin-top="0cm" fo:margin-bottom="0.499cm" loext:contextual-spacing="false" fo:orphans="2" fo:widows="2"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31" style:family="paragraph" style:parent-style-name="Preformatted_20_Text">
      <style:paragraph-properties fo:orphans="2" fo:widows="2" fo:padding-left="0.529cm" fo:padding-right="0.529cm" fo:padding-top="0.265cm" fo:padding-bottom="0.265cm" fo:border="0.06pt solid #000000"/>
    </style:style>
    <style:style style:name="P32" style:family="paragraph" style:parent-style-name="Heading_20_2">
      <style:text-properties fo:font-variant="normal" fo:text-transform="none" fo:color="#333333" style:font-name="Open Sans" fo:letter-spacing="normal" fo:font-style="normal" fo:font-weight="normal" officeooo:rsid="000da5bb" officeooo:paragraph-rsid="000da5bb"/>
    </style:style>
    <style:style style:name="P33" style:family="paragraph" style:parent-style-name="Standard">
      <style:text-properties fo:font-weight="bold" officeooo:rsid="001daae1" officeooo:paragraph-rsid="001daae1" style:font-weight-asian="bold" style:font-weight-complex="bold"/>
    </style:style>
    <style:style style:name="P34" style:family="paragraph" style:parent-style-name="Standard">
      <style:text-properties fo:font-weight="bold" officeooo:rsid="001fa377" officeooo:paragraph-rsid="001fa377" style:font-weight-asian="bold" style:font-weight-complex="bold"/>
    </style:style>
    <style:style style:name="P35" style:family="paragraph" style:parent-style-name="Standard">
      <style:text-properties fo:font-weight="bold" officeooo:rsid="0015331e" officeooo:paragraph-rsid="0015331e" style:font-weight-asian="bold" style:font-weight-complex="bold"/>
    </style:style>
    <style:style style:name="P36" style:family="paragraph" style:parent-style-name="Standard">
      <style:text-properties fo:font-weight="bold" officeooo:rsid="002191f9" officeooo:paragraph-rsid="002191f9" style:font-weight-asian="bold" style:font-weight-complex="bold"/>
    </style:style>
    <style:style style:name="P37" style:family="paragraph" style:parent-style-name="Standard">
      <style:text-properties fo:font-weight="bold" officeooo:rsid="0023c90d" officeooo:paragraph-rsid="0023c90d" style:font-weight-asian="bold" style:font-weight-complex="bold"/>
    </style:style>
    <style:style style:name="P38" style:family="paragraph" style:parent-style-name="Standard">
      <style:text-properties fo:font-weight="bold" officeooo:rsid="002455cc" officeooo:paragraph-rsid="002455cc" style:font-weight-asian="bold" style:font-weight-complex="bold"/>
    </style:style>
    <style:style style:name="P39" style:family="paragraph" style:parent-style-name="Standard">
      <style:text-properties fo:font-weight="bold" officeooo:rsid="002455cc" officeooo:paragraph-rsid="0024958b" style:font-weight-asian="bold" style:font-weight-complex="bold"/>
    </style:style>
    <style:style style:name="P40" style:family="paragraph" style:parent-style-name="Standard">
      <style:text-properties fo:font-weight="normal" officeooo:rsid="001daae1" officeooo:paragraph-rsid="001daae1" style:font-weight-asian="normal" style:font-weight-complex="normal"/>
    </style:style>
    <style:style style:name="P41" style:family="paragraph" style:parent-style-name="Standard">
      <style:text-properties fo:font-weight="normal" officeooo:rsid="001fa377" officeooo:paragraph-rsid="001fa377" style:font-weight-asian="normal" style:font-weight-complex="normal"/>
    </style:style>
    <style:style style:name="P42" style:family="paragraph" style:parent-style-name="Standard">
      <style:text-properties fo:font-weight="normal" officeooo:rsid="0023c90d" officeooo:paragraph-rsid="0023c90d" style:font-weight-asian="normal" style:font-weight-complex="normal"/>
    </style:style>
    <style:style style:name="P43" style:family="paragraph" style:parent-style-name="Standard">
      <style:text-properties officeooo:rsid="0015331e" officeooo:paragraph-rsid="0015331e"/>
    </style:style>
    <style:style style:name="P44" style:family="paragraph" style:parent-style-name="Standard">
      <style:text-properties officeooo:rsid="001fa377" officeooo:paragraph-rsid="001fa377"/>
    </style:style>
    <style:style style:name="P45" style:family="paragraph" style:parent-style-name="Standard">
      <style:text-properties officeooo:rsid="002191f9" officeooo:paragraph-rsid="002191f9"/>
    </style:style>
    <style:style style:name="P4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4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4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49"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50"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51"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52"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53"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Open Sans" fo:font-size="12pt" fo:letter-spacing="normal" fo:font-style="normal" fo:font-weight="normal"/>
    </style:style>
    <style:style style:name="P54" style:family="paragraph" style:parent-style-name="Text_20_body" style:list-style-name="L5">
      <style:paragraph-properties fo:margin-top="0cm" fo:margin-bottom="0cm" loext:contextual-spacing="false" fo:orphans="2" fo:widows="2" fo:padding="0cm" fo:border="none"/>
    </style:style>
    <style:style style:name="P55" style:family="paragraph" style:parent-style-name="Text_20_body" style:list-style-name="L6">
      <style:paragraph-properties fo:margin-top="0cm" fo:margin-bottom="0cm" loext:contextual-spacing="false" fo:orphans="2" fo:widows="2" fo:padding="0cm" fo:border="none"/>
    </style:style>
    <style:style style:name="P56" style:family="paragraph" style:parent-style-name="Text_20_body" style:list-style-name="L7">
      <style:paragraph-properties fo:margin-top="0cm" fo:margin-bottom="0cm" loext:contextual-spacing="false" fo:orphans="2" fo:widows="2" fo:padding="0cm" fo:border="none"/>
    </style:style>
    <style:style style:name="P57" style:family="paragraph" style:parent-style-name="Text_20_body" style:list-style-name="L7">
      <style:paragraph-properties fo:margin-top="0cm" fo:margin-bottom="0cm" loext:contextual-spacing="false" fo:orphans="2" fo:widows="2" fo:padding="0cm" fo:border="none"/>
      <style:text-properties fo:font-variant="normal" fo:text-transform="none" fo:color="#444444" style:font-name="Open Sans" fo:font-size="12pt" fo:letter-spacing="normal" fo:font-style="normal" fo:font-weight="normal"/>
    </style:style>
    <style:style style:name="P58" style:family="paragraph" style:parent-style-name="Preformatted_20_Text" style:list-style-name="L5">
      <style:paragraph-properties fo:margin-left="0cm" fo:margin-right="0cm" fo:margin-top="0cm" fo:margin-bottom="0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59" style:family="paragraph" style:parent-style-name="Preformatted_20_Text" style:list-style-name="L6">
      <style:paragraph-properties fo:margin-left="0cm" fo:margin-right="0cm" fo:margin-top="0cm" fo:margin-bottom="0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60" style:family="paragraph" style:parent-style-name="Preformatted_20_Text" style:list-style-name="L7">
      <style:paragraph-properties fo:margin-left="0cm" fo:margin-right="0cm" fo:margin-top="0cm" fo:margin-bottom="0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61" style:family="paragraph" style:parent-style-name="Preformatted_20_Text" style:list-style-name="L6">
      <style:paragraph-properties fo:margin-top="0cm" fo:margin-bottom="0cm" loext:contextual-spacing="false" fo:orphans="2" fo:widows="2"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62" style:family="paragraph" style:parent-style-name="Preformatted_20_Text" style:list-style-name="L6">
      <style:paragraph-properties fo:margin-top="0cm" fo:margin-bottom="0cm" loext:contextual-spacing="false" fo:orphans="2" fo:widows="2" fo:padding-left="0.529cm" fo:padding-right="0.529cm" fo:padding-top="0.265cm" fo:padding-bottom="0.265cm" fo:border="0.06pt solid #000000"/>
    </style:style>
    <style:style style:name="T1" style:family="text">
      <style:text-properties officeooo:rsid="000f6276"/>
    </style:style>
    <style:style style:name="T2" style:family="text">
      <style:text-properties fo:font-weight="bold" style:font-weight-asian="bold" style:font-weight-complex="bold"/>
    </style:style>
    <style:style style:name="T3" style:family="text">
      <style:text-properties officeooo:rsid="0016e04e"/>
    </style:style>
    <style:style style:name="T4" style:family="text">
      <style:text-properties officeooo:rsid="00182445"/>
    </style:style>
    <style:style style:name="T5" style:family="text">
      <style:text-properties fo:font-variant="normal" fo:text-transform="none" fo:color="#444444" style:font-name="Open Sans" fo:font-size="12pt" fo:letter-spacing="normal" fo:font-style="normal" fo:font-weight="bold"/>
    </style:style>
    <style:style style:name="T6" style:family="text">
      <style:text-properties fo:font-variant="normal" fo:text-transform="none" fo:color="#444444" style:font-name="Open Sans" fo:font-size="12pt" fo:letter-spacing="normal" fo:font-style="normal" fo:font-weight="normal"/>
    </style:style>
    <style:style style:name="T7" style:family="text">
      <style:text-properties fo:font-variant="normal" fo:text-transform="none" fo:color="#444444" fo:letter-spacing="normal"/>
    </style:style>
    <style:style style:name="T8" style:family="text">
      <style:text-properties officeooo:rsid="001fa377"/>
    </style:style>
    <style:style style:name="T9" style:family="text">
      <style:text-properties fo:font-weight="normal" style:font-weight-asian="normal" style:font-weight-complex="normal"/>
    </style:style>
    <style:style style:name="T10" style:family="text">
      <style:text-properties fo:font-weight="normal" officeooo:rsid="001fa377" style:font-weight-asian="normal" style:font-weight-complex="normal"/>
    </style:style>
    <style:style style:name="T11" style:family="text">
      <style:text-properties officeooo:rsid="0024958b"/>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2"><text:bookmark text:name="Comandos-basicos-de-GIT"/>Comandos básicos de GIT</text:h>
      <text:list xml:id="list2866597572" text:style-name="L1">
        <text:list-item>
          <text:p text:style-name="P46"><text:span text:style-name="Strong_20_Emphasis"><text:span text:style-name="T5">git config</text:span></text:span><text:span text:style-name="T6"><text:line-break/>Uno de los comandos más usados en git es git config, que puede ser usado para establecer una configuración específica de usuario, como sería el caso del email, un algoritmo preferido para diff, nombre de usuario y tipo de formato, etc… Por ejemplo, el siguiente comando se usa para establecer un email:</text:span></text:p>
        </text:list-item>
      </text:list>
      <text:p text:style-name="P28">git config --global user.email sam@google.com</text:p>
      <text:list xml:id="list3954125690" text:style-name="L2">
        <text:list-item>
          <text:p text:style-name="P47"><text:span text:style-name="Strong_20_Emphasis"><text:span text:style-name="T5">git init<text:line-break/></text:span></text:span><text:span text:style-name="T6">Este comando se usa para crear un nuevo repertorio GIT:</text:span></text:p>
        </text:list-item>
      </text:list>
      <text:p text:style-name="P28">git init</text:p>
      <text:list xml:id="list2179801825" text:style-name="L3">
        <text:list-item>
          <text:p text:style-name="P48"><text:span text:style-name="Strong_20_Emphasis"><text:span text:style-name="T5">git add</text:span></text:span><text:span text:style-name="T6"><text:line-break/>Este comando puede ser usado para agregar archivos al index. Por ejemplo, el siguiente comando agrega un nombre de archivo temp.txt en el directorio local del index:</text:span></text:p>
        </text:list-item>
      </text:list>
      <text:p text:style-name="P28">git add temp.txt</text:p>
      <text:list xml:id="list2609892912" text:style-name="L4">
        <text:list-item>
          <text:p text:style-name="P49"><text:span text:style-name="Strong_20_Emphasis"><text:span text:style-name="T5">git clone</text:span></text:span><text:span text:style-name="T6"><text:line-break/>Este comando se usa con el propósito de revisar repertorios. Si el repertorio está en un servidor remoto se tiene que usar el siguiente comando:</text:span></text:p>
        </text:list-item>
      </text:list>
      <text:p text:style-name="P28">git clone alex@93.188.160.58:/path/to/repository</text:p>
      <text:p text:style-name="P26">Pero si estás por crear una copia local funcional del repertorio, usa el comando:</text:p>
      <text:p text:style-name="P25"><text:span text:style-name="Strong_20_Emphasis"><text:span text:style-name="T7">  </text:span></text:span><text:span text:style-name="T6">git clone /path/to/repository</text:span></text:p>
      <text:list xml:id="list2424129118" text:style-name="L5">
        <text:list-item>
          <text:p text:style-name="P50"><text:span text:style-name="Strong_20_Emphasis"><text:span text:style-name="T5">git commit</text:span></text:span><text:span text:style-name="T6"><text:line-break/>El comando commit es usado para cambiar a la cabecera. Ten en cuenta que cualquier cambio comprometido no afectara al repertorio remoto. Usa el comando:</text:span></text:p>
          <text:p text:style-name="P58">git commit –m “Message to go with the commit here”</text:p>
        </text:list-item>
        <text:list-item>
          <text:p text:style-name="P54"><text:span text:style-name="Strong_20_Emphasis"><text:span text:style-name="T5">git status</text:span></text:span><text:span text:style-name="T6"><text:line-break/>Este comando muestra la lista de los archivos que se han cambiado junto con los archivos que están por ser añadidos o comprometidos.</text:span></text:p>
        </text:list-item>
      </text:list>
      <text:p text:style-name="P26">git status</text:p>
      <text:list xml:id="list2048361068" text:style-name="L6">
        <text:list-item>
          <text:p text:style-name="P51"><text:span text:style-name="Strong_20_Emphasis"><text:span text:style-name="T5">git push</text:span></text:span><text:span text:style-name="T6"><text:line-break/>Este es uno de los comandos más básicos. Un simple push envía los cambios que se han hecho en la rama principal de los repertorios remotos que están asociados con el directorio que está trabajando. Por ejemplo:</text:span></text:p>
          <text:p text:style-name="P59">git push  origin master</text:p>
        </text:list-item>
        <text:list-item>
          <text:p text:style-name="P55"><text:soft-page-break/><text:span text:style-name="Strong_20_Emphasis"><text:span text:style-name="T5">git checkout</text:span></text:span><text:span text:style-name="T6"><text:line-break/>El comando checkout se puede usar para crear ramas o cambiar entre ellas. Por ejemplo, el siguiente comando crea una nueva y se cambia a ella:</text:span></text:p>
          <text:p text:style-name="P59">command git checkout -b &lt;banch-name&gt;</text:p>
          <text:p text:style-name="P53">Para cambiar de una rama a otra solo usa:</text:p>
          <text:p text:style-name="P61">git checkout &lt;branch-name&gt;</text:p>
        </text:list-item>
        <text:list-item>
          <text:p text:style-name="P55"><text:span text:style-name="Strong_20_Emphasis"><text:span text:style-name="T5">git remote<text:line-break/></text:span></text:span><text:span text:style-name="T6">El comando git se usa para conectar a un repositorio remoto. El siguiente comando muestra los repositorios remotos que están configurados actualmente:</text:span></text:p>
          <text:p text:style-name="P59">git remote -v</text:p>
          <text:p text:style-name="P53">Este comando te permite conectar al usuario con el repositorio local a un servidor remoto:</text:p>
          <text:p text:style-name="P61">git remote add origin &lt;93.188.160.58&gt;</text:p>
        </text:list-item>
        <text:list-item>
          <text:p text:style-name="P55"><text:span text:style-name="Strong_20_Emphasis"><text:span text:style-name="T5">git branch</text:span></text:span><text:span text:style-name="T6"><text:line-break/>Este comando se usa para listar, crear o borrar ramas. Para listar todas las ramas se usa:</text:span></text:p>
          <text:p text:style-name="P59">git branch</text:p>
          <text:p text:style-name="P62"/>
          <text:p text:style-name="P61">para borrar la rama:</text:p>
          <text:p text:style-name="P62"/>
          <text:p text:style-name="P61">git branch -d &lt;branch-name&gt;</text:p>
        </text:list-item>
        <text:list-item>
          <text:p text:style-name="P55"><text:span text:style-name="Strong_20_Emphasis"><text:span text:style-name="T5">git pull</text:span></text:span><text:span text:style-name="T6"><text:line-break/>Para poder fusionar todos los cambios que se han hecho en el repositorio local trabajando, el comando que se usa es:</text:span></text:p>
          <text:p text:style-name="P59">git pull</text:p>
        </text:list-item>
        <text:list-item>
          <text:p text:style-name="P55"><text:span text:style-name="Strong_20_Emphasis"><text:span text:style-name="T5">git merge</text:span></text:span><text:span text:style-name="T6"><text:line-break/>Este comando se usa para fusionar una rama con otra rama activa:</text:span></text:p>
          <text:p text:style-name="P59">git merge &lt;branch-name&gt;</text:p>
        </text:list-item>
        <text:list-item>
          <text:p text:style-name="P55"><text:span text:style-name="Strong_20_Emphasis"><text:span text:style-name="T5">git diff<text:line-break/></text:span></text:span><text:span text:style-name="T6">Este comando se usa para hacer una lista de conflictos. Para poder ver conflictos con el archivo base usa:</text:span></text:p>
          <text:p text:style-name="P59">git diff --base &lt;file-name&gt;</text:p>
          <text:p text:style-name="P53">El siguiente comando se usa para ver los conflictos que hay entre ramas que están por ser fusionadas para poder fusionarlas sin problemas:</text:p>
          <text:p text:style-name="P61">git diff &lt;source-branch&gt; &lt;target-branch&gt;</text:p>
          <text:p text:style-name="P53">Para solo ver una lista de todos los conflictos presentes usa:</text:p>
          <text:p text:style-name="P61">git diff</text:p>
        </text:list-item>
        <text:list-item>
          <text:p text:style-name="P55"><text:span text:style-name="Strong_20_Emphasis"><text:span text:style-name="T5">git tag</text:span></text:span><text:span text:style-name="T6"><text:line-break/>Etiquetar se usa para marcar commits específicos con asas simples. Por ejemplo:</text:span></text:p>
          <text:p text:style-name="P59"><text:soft-page-break/>git tag 1.1.0 &lt;instert-commitID-here&gt;</text:p>
        </text:list-item>
        <text:list-item>
          <text:p text:style-name="P55"><text:span text:style-name="Strong_20_Emphasis"><text:span text:style-name="T5">git log</text:span></text:span><text:span text:style-name="T6"><text:line-break/>Ejecutar este comando muestra una lista de commits en una rama junto con todos los detalles. Por ejemplo:</text:span></text:p>
        </text:list-item>
      </text:list>
      <text:p text:style-name="P29">commit 15f4b6c44b3c8344caasdac9e4be13246e21sadw</text:p>
      <text:p text:style-name="P31"/>
      <text:p text:style-name="P30">Author: Alex Hunter &lt;alexh@gmail.com&gt;</text:p>
      <text:p text:style-name="P26">Date:   Mon Oct 1 12:56:29 2016 -0600</text:p>
      <text:list xml:id="list1734227597" text:style-name="L7">
        <text:list-item>
          <text:p text:style-name="P52"><text:span text:style-name="Strong_20_Emphasis"><text:span text:style-name="T5">git reset</text:span></text:span><text:span text:style-name="T6"><text:line-break/>Para resetear el index y el directorio que está trabajando al último estado comprometido se usa este comando:</text:span></text:p>
          <text:p text:style-name="P60">git reset - -hard HEAD</text:p>
        </text:list-item>
        <text:list-item>
          <text:p text:style-name="P57">git rm<text:line-break/>Este comando se puede usar para remover archivos del index y del directorio que está trabajando:</text:p>
          <text:p text:style-name="P60">git rm filename.txt</text:p>
        </text:list-item>
        <text:list-item>
          <text:p text:style-name="P56"><text:span text:style-name="Strong_20_Emphasis"><text:span text:style-name="T5">git stash</text:span></text:span><text:span text:style-name="T6"><text:line-break/>Este es uno de los comandos menos conocidos, pero ayuda a salvar cambios que no están por ser comprometidos inmediatamente, pero temporalmente:</text:span></text:p>
          <text:p text:style-name="P60">git stash</text:p>
        </text:list-item>
        <text:list-item>
          <text:p text:style-name="P56"><text:span text:style-name="Strong_20_Emphasis"><text:span text:style-name="T5">git show</text:span></text:span><text:span text:style-name="T6"><text:line-break/>Se usa para mostrar información sobre cualquier objeto git. Por ejemplo:</text:span></text:p>
          <text:p text:style-name="P60">git show</text:p>
        </text:list-item>
        <text:list-item>
          <text:p text:style-name="P56"><text:span text:style-name="Strong_20_Emphasis"><text:span text:style-name="T5">git fetch</text:span></text:span><text:span text:style-name="T6"><text:line-break/>Este comando le permite al usuario buscar todos los objetos de un repositorio remoto que actualmente no reside en el directorio local que está trabajando. Por ejemplo:</text:span></text:p>
          <text:p text:style-name="P60">git fetch origin</text:p>
        </text:list-item>
        <text:list-item>
          <text:p text:style-name="P56"><text:span text:style-name="Strong_20_Emphasis"><text:span text:style-name="T5">git ls-tree</text:span></text:span><text:span text:style-name="T6"><text:line-break/>Para ver un objeto de árbol junto con el nombre y modo de cada uno de ellos, y el valor blob´s SHA-1, se usa:</text:span></text:p>
          <text:p text:style-name="P60">git ls-tree HEAD</text:p>
        </text:list-item>
        <text:list-item>
          <text:p text:style-name="P56"><text:span text:style-name="Strong_20_Emphasis"><text:span text:style-name="T5">git cat-file</text:span></text:span><text:span text:style-name="T6"><text:line-break/>Usando el valor SHA-1, se puede ver el tipo de objeto usando este comando. Por ejemplo:</text:span></text:p>
          <text:p text:style-name="P60">git cat-file –p d670460b4b4aece5915caf5c68d12f560a9fe3e4</text:p>
        </text:list-item>
        <text:list-item>
          <text:p text:style-name="P56"><text:span text:style-name="Strong_20_Emphasis"><text:span text:style-name="T5">git grep</text:span></text:span><text:span text:style-name="T6"><text:line-break/>Este comando le permite al usuario buscar en los árboles de contenido cualquier frase o </text:span><text:soft-page-break/><text:span text:style-name="T6">palabra. Por ejemplo, para buscar por www.tupaginaweb.com en todos los archivos se usaría:</text:span></text:p>
          <text:p text:style-name="P60">git grep “www.tupaginaweb.com”</text:p>
        </text:list-item>
        <text:list-item>
          <text:p text:style-name="P56"><text:span text:style-name="Strong_20_Emphasis"><text:span text:style-name="T5">gitk</text:span></text:span><text:span text:style-name="T6"><text:line-break/>Este es la interfaz gráfica para un repositorio local que puede invocar escribiendo y ejecutando:</text:span></text:p>
          <text:p text:style-name="P60">gitk</text:p>
        </text:list-item>
        <text:list-item>
          <text:p text:style-name="P56"><text:span text:style-name="Strong_20_Emphasis"><text:span text:style-name="T5">git instaweb</text:span></text:span><text:span text:style-name="T6"><text:line-break/>Con este comando un servidor web puede correr interconectado con el repositorio local. Un navegador web también está automáticamente dirigido a el:</text:span></text:p>
          <text:p text:style-name="P60">git instaweb –http=webrick</text:p>
        </text:list-item>
        <text:list-item>
          <text:p text:style-name="P56"><text:span text:style-name="Strong_20_Emphasis"><text:span text:style-name="T5">git gc</text:span></text:span><text:span text:style-name="T6"><text:line-break/>Para optimizar el repositorio por medio de una recolección de basura, que limpiara archivos innecesarios y los optimizara, usa:git hc</text:span></text:p>
        </text:list-item>
        <text:list-item>
          <text:p text:style-name="P56"><text:span text:style-name="Strong_20_Emphasis"><text:span text:style-name="T5">git archive</text:span></text:span><text:span text:style-name="T6"><text:line-break/>Este comando le permite al usuario crear archivos zip o tar que contengan los constituyentes de un solo árbol de repositorio:git archive – -format=tar master</text:span></text:p>
        </text:list-item>
        <text:list-item>
          <text:p text:style-name="P56"><text:span text:style-name="Strong_20_Emphasis"><text:span text:style-name="T5">git prune</text:span></text:span><text:span text:style-name="T6"><text:line-break/>Con este comando los objetos que no tengan ningún puntero entrante serán eliminados:git prune</text:span></text:p>
        </text:list-item>
        <text:list-item>
          <text:p text:style-name="P56"><text:span text:style-name="Strong_20_Emphasis"><text:span text:style-name="T5">git fsck</text:span></text:span><text:span text:style-name="T6"><text:line-break/>Para poder hacer un chequeo de integridad del sistema de archivos git, usa este comando. Cualquier objeto corrompido será detectado:git fsck</text:span></text:p>
        </text:list-item>
        <text:list-item>
          <text:p text:style-name="P56"><text:span text:style-name="Strong_20_Emphasis"><text:span text:style-name="T5">git rebase</text:span></text:span><text:span text:style-name="T6"><text:line-break/>Este comando se usa para la re aplicación de los compromisos en otra rama. Por ejemplo:git rebase master</text:span></text:p>
        </text:list-item>
      </text:list>
      <text:h text:style-name="P27" text:outline-level="3">Conclusion</text:h>
      <text:p text:style-name="P26">Listo, ahora conoces los comandos de GIT más usados con los que el podrás sacar un mayor provecho a este software.</text:p>
      <text:p text:style-name="P1"/>
      <text:p text:style-name="P1"/>
      <text:p text:style-name="P1"/>
      <text:p text:style-name="P1"/>
      <text:p text:style-name="P1"/>
      <text:p text:style-name="P1">ETIQUETAS DE TEXTO</text:p>
      <text:p text:style-name="P1"/>
      <text:p text:style-name="P2">&lt;H1&gt;&lt;/H1&gt; HASTA &lt;H6&gt;&lt;/H6&gt;</text:p>
      <text:p text:style-name="P1">Solo un H1 y los demas las veces que sean necesarias. Pero solo un h1 como titulo principal.</text:p>
      <text:p text:style-name="P1"/>
      <text:p text:style-name="P2">&lt;br /&gt;</text:p>
      <text:p text:style-name="P1">Espacio(enter). Punto y aparte.</text:p>
      <text:p text:style-name="P1"><text:soft-page-break/></text:p>
      <text:p text:style-name="P2">&lt;b&gt;&lt;/b&gt;</text:p>
      <text:p text:style-name="P1">resaltar contenido en negrita.</text:p>
      <text:p text:style-name="P1"/>
      <text:p text:style-name="P2">&lt;strong&gt;&lt;/strong&gt;</text:p>
      <text:p text:style-name="P1">resaltar en negrita el contenido pero con la particularidad de que es una guia para el buscador de google. Se resalta en esta etiqueta una palabra o frase clave para el motor de busqueda.</text:p>
      <text:p text:style-name="P1"/>
      <text:p text:style-name="P2">&lt;i&gt;&lt;/i&gt;</text:p>
      <text:p text:style-name="P1">italic… letra en italica .</text:p>
      <text:p text:style-name="P1"/>
      <text:p text:style-name="P2">&lt;blockquote&gt;&lt;/blockquote&gt;</text:p>
      <text:p text:style-name="P1">citar un parrafo o una frase, deja tabulacion del lado izquierdo. Un margen.</text:p>
      <text:p text:style-name="P1"/>
      <text:p text:style-name="P2">&lt;cite&gt;&lt;/cite&gt;</text:p>
      <text:p text:style-name="P1">para citar el nombre del autor.</text:p>
      <text:p text:style-name="P1"/>
      <text:p text:style-name="P2">&lt;hr/&gt;</text:p>
      <text:p text:style-name="P1">dibuja una linea en la pagina para por ejemplo separar temas o parrafos.</text:p>
      <text:p text:style-name="P1"/>
      <text:p text:style-name="P3">ENLACES:</text:p>
      <text:p text:style-name="P3"/>
      <text:p text:style-name="P3">&lt;a href=”https://www.google.com.ar”&gt;ir a google&lt;/a&gt;</text:p>
      <text:p text:style-name="P13">aparece en la pagina la frase ir a google.. y nos abrira google en la misma pestaña.</text:p>
      <text:p text:style-name="P13"/>
      <text:p text:style-name="P13"><text:span text:style-name="T2">&lt;a target=”_blank” href=”</text:span><text:a xlink:type="simple" xlink:href="https://www.google.com.ar/" text:style-name="Internet_20_link" text:visited-style-name="Visited_20_Internet_20_Link"><text:span text:style-name="T2">https://www.google.com.ar</text:span></text:a><text:span text:style-name="T2">”&gt;ir a google&lt;/a&gt;</text:span></text:p>
      <text:p text:style-name="P13">aparece en la pagina la frase ir a google y nos abrira google pero en una pestaña distinta.</text:p>
      <text:p text:style-name="P13"/>
      <text:p text:style-name="P3">&lt;link rel=”steelsheet” <text:span text:style-name="T1">href=”estilos.css”&gt;</text:span></text:p>
      <text:p text:style-name="P14">dentro de head.. es el link a los estilos.css</text:p>
      <text:p text:style-name="P14"/>
      <text:p text:style-name="P4">&lt;link rel=”shortcut icon” type=”image/x-icon” href=”imagenes/foto.ico”&gt;</text:p>
      <text:p text:style-name="P14">para poner un icono en la barra del navegador.</text:p>
      <text:p text:style-name="P14"/>
      <text:p text:style-name="P14"><text:span text:style-name="T2">&lt;a href=”</text:span><text:a xlink:type="simple" xlink:href="mailto:maxi.rodriguez.3105@gmail.com" text:style-name="Internet_20_link" text:visited-style-name="Visited_20_Internet_20_Link"><text:span text:style-name="T2">mailto:maxi.rodriguez.3105@gmail.com</text:span></text:a><text:span text:style-name="T2">” title=”enviar correo a maxi”&gt;Enviar mail&lt;/a&gt;</text:span></text:p>
      <text:p text:style-name="P14">sirve para enviar un correo al webmaster. Pero no es la mejor opcion ya que los boths de internet lo toman y envian spam a ese correo.</text:p>
      <text:p text:style-name="P1"/>
      <text:p text:style-name="P5"/>
      <text:p text:style-name="P7"/>
      <text:p text:style-name="P7"/>
      <text:p text:style-name="P7"/>
      <text:p text:style-name="P7"/>
      <text:p text:style-name="P7"/>
      <text:p text:style-name="P7">IMAGENES:</text:p>
      <text:p text:style-name="P7"/>
      <text:p text:style-name="P7">&lt;img src=”imagenes/pileta.jpg” width=”300” heigth=”300”/&gt;</text:p>
      <text:p text:style-name="P16">para colocar imagenes y darle ancho y altura</text:p>
      <text:p text:style-name="P16"/>
      <text:p text:style-name="P6"/>
      <text:p text:style-name="P5">LISTAS:</text:p>
      <text:p text:style-name="P5"><text:soft-page-break/></text:p>
      <text:p text:style-name="P15">&lt;ul&gt;</text:p>
      <text:p text:style-name="P15">&lt;li&gt;item 1&lt;/li&gt;</text:p>
      <text:p text:style-name="P15">&lt;li&gt;item 2&lt;/li&gt;</text:p>
      <text:p text:style-name="P15">&lt;/ul&gt;</text:p>
      <text:p text:style-name="P19">lista desordenada</text:p>
      <text:p text:style-name="P19"/>
      <text:p text:style-name="P15">&lt;ol&gt;</text:p>
      <text:p text:style-name="P15">&lt;li&gt;item 1&lt;/li&gt;</text:p>
      <text:p text:style-name="P15">&lt;li&gt;item 2&lt;/li&gt;</text:p>
      <text:p text:style-name="P15">&lt;/ol&gt;</text:p>
      <text:p text:style-name="P15">lista rdenada o numerada.</text:p>
      <text:p text:style-name="P15"/>
      <text:p text:style-name="P15"/>
      <text:p text:style-name="P19">&lt;ul&gt;</text:p>
      <text:p text:style-name="P19">&lt;li&gt;&lt;&lt; href=”#”&gt;item1&lt;/a&gt;&lt;/li&gt;</text:p>
      <text:p text:style-name="P19">&lt;/ul&gt;</text:p>
      <text:p text:style-name="P19">lista es un link. Se puede usar para hacer menus </text:p>
      <text:p text:style-name="P19"/>
      <text:p text:style-name="P20">TABLAS:</text:p>
      <text:p text:style-name="P20"/>
      <text:p text:style-name="P20">&lt;table&gt;</text:p>
      <text:p text:style-name="P20">&lt;tr&gt;</text:p>
      <text:p text:style-name="P20">&lt;td&gt;item 1&lt;/td&gt;</text:p>
      <text:p text:style-name="P20">&lt;td&gt;item 2&lt;/td&gt;</text:p>
      <text:p text:style-name="P20">&lt;td&gt;item 3&lt;/td&gt;</text:p>
      <text:p text:style-name="P20"/>
      <text:p text:style-name="P20">&lt;/tr&gt;</text:p>
      <text:p text:style-name="P20">&lt;/table&gt;</text:p>
      <text:p text:style-name="P20">crear tabla con filas y columna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ORMULARIOS:</text:p>
      <text:p text:style-name="P20"/>
      <text:p text:style-name="P20">&lt;FORM&gt;</text:p>
      <text:p text:style-name="P8">&lt;label for=”nombre”&gt;ingrese su nombre&lt;/label&gt;</text:p>
      <text:p text:style-name="P10">&lt;input type=”text” placeholder=”escribe tu nombre” <text:span text:style-name="T3">maxlengh=”10” name=”nombre” id=”nombre”&gt;</text:span></text:p>
      <text:p text:style-name="P17"/>
      <text:p text:style-name="P18"><text:soft-page-break/>Ingresar una etiqueta y un campo de texto.(placeholder=texto en sombreado, maxlength=maximo caracteres, name=dato para el motor de busqueda, id= identificador para etiqueta o js)</text:p>
      <text:p text:style-name="P20"/>
      <text:p text:style-name="P9">&lt;input type=”password”&gt;</text:p>
      <text:p text:style-name="P22"/>
      <text:p text:style-name="P24">ingresar contraseña con caracteres ocultos</text:p>
      <text:p text:style-name="P21"/>
      <text:p text:style-name="P21"/>
      <text:p text:style-name="P21"/>
      <text:p text:style-name="P8">&lt;input type=”radio” name=”” id=””&gt;hombre</text:p>
      <text:p text:style-name="P8">&lt;input type=”radio” name=”” id=””&gt;mujer</text:p>
      <text:p text:style-name="P21"/>
      <text:p text:style-name="P24">ingresar opciones en radiobutton tambien se puede en checkbox</text:p>
      <text:p text:style-name="P21"/>
      <text:p text:style-name="P8">&lt;input type=”butto<text:span text:style-name="T4">n</text:span>” <text:span text:style-name="T4">value=”enviar”&gt;</text:span></text:p>
      <text:p text:style-name="P11">&gt;input type=”submit” value=”enviar consulta”&gt;</text:p>
      <text:p text:style-name="P11"/>
      <text:p text:style-name="P18">ingresar botones y boton enviar por defecto</text:p>
      <text:p text:style-name="P23"/>
      <text:p text:style-name="P23"/>
      <text:p text:style-name="P11">&lt;select name=”” id=””&gt;</text:p>
      <text:p text:style-name="P11">&lt;option value=”mexico”&gt;mexico&lt;/option&gt;</text:p>
      <text:p text:style-name="P11">&lt;option value=”argentina”&gt;argentina&lt;/option&gt;</text:p>
      <text:p text:style-name="P11">&lt;/select&gt;</text:p>
      <text:p text:style-name="P11"/>
      <text:p text:style-name="P18">ingresar campo de seleccion</text:p>
      <text:p text:style-name="P23"/>
      <text:p text:style-name="P11">&lt;input type=”color” name=”” id=””&gt;</text:p>
      <text:p text:style-name="P20"/>
      <text:p text:style-name="P24">ingresar campo de selección de color</text:p>
      <text:p text:style-name="P20"/>
      <text:p text:style-name="P20">&lt;/FORM&gt;</text:p>
      <text:p text:style-name="P20"/>
      <text:p text:style-name="P20"/>
      <text:p text:style-name="P12">ESTRUCTURA DE CONTENIDO/LAYOUT</text:p>
      <text:p text:style-name="P12"/>
      <text:p text:style-name="P33">&lt;div&gt; &lt;/div&gt; </text:p>
      <text:p text:style-name="P41">Divisiones.</text:p>
      <text:p text:style-name="P33"/>
      <text:p text:style-name="P33">&lt;header&gt; &lt;/header&gt;</text:p>
      <text:p text:style-name="P33"/>
      <text:p text:style-name="P40">Logotipo y menu.</text:p>
      <text:p text:style-name="P33"/>
      <text:p text:style-name="P33">&lt;nav&gt;&lt;/nav&gt;</text:p>
      <text:p text:style-name="P41"/>
      <text:p text:style-name="P41">Menu(adentro se usa una lista)</text:p>
      <text:p text:style-name="P33"/>
      <text:p text:style-name="P33">&lt;section class=”wrapper”&gt;<text:span text:style-name="T8">(</text:span><text:span text:style-name="T10">contenedor</text:span><text:span text:style-name="T8">)</text:span></text:p>
      <text:p text:style-name="P33">&lt;section class=”main”&gt;<text:span text:style-name="T8">(contenedor main)</text:span></text:p>
      <text:p text:style-name="P33">&lt;article&gt;</text:p>
      <text:p text:style-name="P33">&lt;h2&gt;&lt;p&gt;&lt;/p&gt;&lt;/h2&gt;</text:p>
      <text:p text:style-name="P33">&lt;/article&gt;<text:span text:style-name="T8">(articulo principal(para motor de <text:s/>busqueda)</text:span></text:p>
      <text:p text:style-name="P33"><text:soft-page-break/>&lt;/section&gt;<text:span text:style-name="T8">(</text:span><text:span text:style-name="T10">otra seccion</text:span><text:span text:style-name="T8">)</text:span></text:p>
      <text:p text:style-name="P33">&lt;aside&gt;&lt;/aside&gt;<text:span text:style-name="T8">(</text:span><text:span text:style-name="T10">contenido secundario menu etc sidebar</text:span><text:span text:style-name="T8">)</text:span></text:p>
      <text:p text:style-name="P33"/>
      <text:p text:style-name="P33">&lt;/section&gt;</text:p>
      <text:p text:style-name="P33"/>
      <text:p text:style-name="P34">&lt;footer&gt;&lt;/footer&gt; (<text:span text:style-name="T9">pie de pagina</text:span>)</text:p>
      <text:p text:style-name="P20"/>
      <text:p text:style-name="P20"/>
      <text:p text:style-name="P44">METADATOS Y OTRAS ETIQUETAS:</text:p>
      <text:p text:style-name="P45">siempre dentro de &lt;head&gt;</text:p>
      <text:p text:style-name="P45"/>
      <text:p text:style-name="P44"/>
      <text:p text:style-name="P34">&lt;meta name=”description” content=””/&gt; </text:p>
      <text:p text:style-name="P44">(para el motor de busqueda, es una descripcion del sitio, no mas de 160 caracteres recomendado)</text:p>
      <text:p text:style-name="P10"/>
      <text:p text:style-name="P36">&lt;link rel=”stylesheet” type=”text/css” href=”estilos.css”/&gt;</text:p>
      <text:p text:style-name="P36"/>
      <text:p text:style-name="P36">(<text:span text:style-name="T9">llamadas en estilos</text:span>)</text:p>
      <text:p text:style-name="P10"/>
      <text:p text:style-name="P36">&lt;script src=”javascrip.js”&gt;&lt;/script&gt;</text:p>
      <text:p text:style-name="P36">(<text:span text:style-name="T9">importar javascript</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ESTILOS:</text:p>
      <text:p text:style-name="P37"/>
      <text:p text:style-name="P37">BODY{</text:p>
      <text:p text:style-name="P42"><text:s/>background:#000000;=====&gt;(fondo negro del body)</text:p>
      <text:p text:style-name="P42">color:#fff;(color blanco de la tipografia)</text:p>
      <text:p text:style-name="P37"/>
      <text:p text:style-name="P37"/>
      <text:p text:style-name="P37">}</text:p>
      <text:p text:style-name="P37"/>
      <text:p text:style-name="P38">selectores:</text:p>
      <text:p text:style-name="P38"/>
      <text:p text:style-name="P38">*{==&gt;&gt;&gt;(el asterisco actua de selector de todo)</text:p>
      <text:p text:style-name="P38">margin:0;(margen)</text:p>
      <text:p text:style-name="P38">pading:o;(margen interno)</text:p>
      <text:p text:style-name="P38"/>
      <text:p text:style-name="P38">}</text:p>
      <text:p text:style-name="P38"/>
      <text:p text:style-name="P38"/>
      <text:p text:style-name="P38">h1,h2,h3,h4,h5,h6{ <text:s text:c="3"/>=====&gt;(selector de etiquetas)</text:p>
      <text:p text:style-name="P38"/>
      <text:p text:style-name="P38">color:red; <text:s text:c="10"/>==============&gt; color de tipografia</text:p>
      <text:p text:style-name="P38">font-size:20px; <text:s text:c="2"/>===========&gt;tamaño de letra</text:p>
      <text:p text:style-name="P38"/>
      <text:p text:style-name="P38">}</text:p>
      <text:p text:style-name="P37"/>
      <text:p text:style-name="P37"/>
      <text:p text:style-name="P37"/>
      <text:p text:style-name="P38">p a { <text:s text:c="10"/>==========&gt;estilo descendente modifica solo los a que estan dentro de p</text:p>
      <text:p text:style-name="P38">font-size:20px;</text:p>
      <text:p text:style-name="P38"/>
      <text:p text:style-name="P38">}</text:p>
      <text:p text:style-name="P38"/>
      <text:p text:style-name="P39">.<text:span text:style-name="T11">orange{ <text:s text:c="4"/>========&gt; <text:s/>modifica todas las class=”orange” etc</text:span></text:p>
      <text:p text:style-name="P39"/>
      <text:p text:style-name="P39"><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00:18:15.260000000</meta:creation-date>
    <dc:date>2019-08-06T00:21:11.836000000</dc:date>
    <meta:editing-duration>PT2H6M19S</meta:editing-duration>
    <meta:editing-cycles>6</meta:editing-cycles>
    <meta:generator>LibreOffice/6.2.5.2$Windows_X86_64 LibreOffice_project/1ec314fa52f458adc18c4f025c545a4e8b22c159</meta:generator>
    <meta:document-statistic meta:table-count="0" meta:image-count="0" meta:object-count="0" meta:page-count="9" meta:paragraph-count="193" meta:word-count="1500" meta:character-count="9588" meta:non-whitespace-character-count="8301"/>
  </office:meta>
</office:document-meta>
</file>